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Georgia1" svg:font-family="Georgia" style:font-adornments="Gras" style:font-family-generic="roman" style:font-pitch="variable"/>
    <style:font-face style:name="Georgia2" svg:font-family="Georgia" style:font-adornments="Gras Italique" style:font-family-generic="roman" style:font-pitch="variable"/>
    <style:font-face style:name="Georgia" svg:font-family="Georg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HLine" style:family="table">
      <style:table-properties style:width="17.59cm" table:align="margins"/>
    </style:style>
    <style:style style:name="HLine.A" style:family="table-column">
      <style:table-column-properties style:column-width="17.59cm" style:rel-column-width="65535*"/>
    </style:style>
    <style:style style:name="Sections" style:family="table">
      <style:table-properties style:width="17.59cm" table:align="margins"/>
    </style:style>
    <style:style style:name="Sections.A" style:family="table-column">
      <style:table-column-properties style:column-width="4.431cm" style:rel-column-width="16508*"/>
    </style:style>
    <style:style style:name="Sections.B" style:family="table-column">
      <style:table-column-properties style:column-width="13.159cm" style:rel-column-width="49027*"/>
    </style:style>
    <style:style style:name="P1" style:family="paragraph" style:parent-style-name="Table_20_Contents">
      <style:paragraph-properties fo:background-color="#999999">
        <style:background-image/>
      </style:paragraph-properties>
    </style:style>
    <style:style style:name="P2" style:family="paragraph" style:parent-style-name="ExperienceSummary" style:list-style-name="L1"/>
    <style:style style:name="P3" style:family="paragraph" style:parent-style-name="Skill" style:list-style-name="L3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HLine" table:style-name="HLine">
        <table:table-column table:style-name="HLine.A"/>
        <table:table-row>
          <table:table-cell office:value-type="string">
            <text:p text:style-name="P1"/>
          </table:table-cell>
        </table:table-row>
      </table:table>
      <text:h text:style-name="Heading_20_1" text:outline-level="1">{%= cv.name %}</text:h>
      <text:h text:style-name="Heading_20_2" text:outline-level="2">{%= cv.title.send(lang) %}</text:h>
      <table:table table:name="Sections" table:style-name="Sections">
        <table:table-column table:style-name="Sections.A"/>
        <table:table-column table:style-name="Sections.B"/>
        <table:table-row>
          <table:table-cell office:value-type="string">
            <text:p text:style-name="Titre_20_Section">{%= resources.contact %}</text:p>
          </table:table-cell>
          <table:table-cell office:value-type="string">
            <text:p text:style-name="Table_20_Contents">{%= cv.contact.address .street %}<text:line-break/>{%= cv.contact.address .locality %}, {%= cv.contact.address .region %} {%= cv.contact.address .zipcode %}<text:line-break/>{%= cv.contact.address .country %}<text:line-break/><text:line-break/>{%= cv.contact.email %}<text:line-break/>{%= cv.contact.website %}<text:line-break/>{%= cv.contact.phone %}<text:line-break/><text:line-break/>{%= cv.country_status.send(lang) %}</text:p>
          </table:table-cell>
        </table:table-row>
        <table:table-row>
          <table:table-cell office:value-type="string">
            <text:p text:style-name="Titre_20_Section">{%= resources.summary %}</text:p>
          </table:table-cell>
          <table:table-cell office:value-type="string">
            <text:p text:style-name="Table_20_Contents">{%= cv.summary.send(lang) %}</text:p>
          </table:table-cell>
        </table:table-row>
        <table:table-row>
          <table:table-cell office:value-type="string">
            <text:p text:style-name="Titre_20_Section">{%= resources.experience %}</text:p>
          </table:table-cell>
          <table:table-cell office:value-type="string">
            <text:p text:style-name="Table_20_Contents">{% cv.experiences.each do |exp| %}</text:p>
            <text:p text:style-name="ExperienceLocation">{%= exp.location %}</text:p>
            <text:p text:style-name="ExperienceDate">{%= exp.date.start.strftime(resources.date_formatting) %} - {%= exp.date.end.to_end_date(resources) %}</text:p>
            <text:p text:style-name="ExperienceSummary">{% if exp.summary.send(lang) %}</text:p>
            <text:p text:style-name="ExperienceSummary">{%= exp.summary.send(lang) %}</text:p>
            <text:p text:style-name="ExperienceSummary">{% end %}</text:p>
            <text:p text:style-name="ExperienceSummary">{% if exp.tasks and exp.tasks.send(lang) %}</text:p>
            <text:p text:style-name="ExperienceSummary">{% exp.tasks.send(lang).each do |task| %}</text:p>
            <text:list xml:id="list2125730083" text:style-name="L1">
              <text:list-item>
                <text:p text:style-name="P2">{%= task %}</text:p>
              </text:list-item>
            </text:list>
            <text:p text:style-name="ExperienceSummary">{% end %}</text:p>
            <text:p text:style-name="ExperienceSummary">{% end %}</text:p>
            <text:p text:style-name="ExperienceSummary"><text:line-break/></text:p>
            <text:p text:style-name="Table_20_Contents">{% end %}</text:p>
          </table:table-cell>
        </table:table-row>
        <table:table-row>
          <table:table-cell office:value-type="string">
            <text:p text:style-name="Titre_20_Section">{%= resources.skills %}</text:p>
          </table:table-cell>
          <table:table-cell office:value-type="string">
            <text:p text:style-name="Table_20_Contents">{% cv.skills.in_groups_of(3) do |skill| %}</text:p>
            <text:p text:style-name="Table_20_Contents">{% skill.map! do |x| %}</text:p>
            <text:p text:style-name="Table_20_Contents">{% x.is_a?(OpenStruct) ? x.send(lang) : x %}</text:p>
            <text:p text:style-name="Table_20_Contents">{% end %}</text:p>
            <text:list xml:id="list570432630" text:style-name="L3">
              <text:list-item>
                <text:p text:style-name="P3"><text:soft-page-break/>{%= skill.join(', ') %}</text:p>
              </text:list-item>
            </text:list>
            <text:p text:style-name="Table_20_Contents">{% end %}</text:p>
          </table:table-cell>
        </table:table-row>
        <table:table-row>
          <table:table-cell office:value-type="string">
            <text:p text:style-name="Titre_20_Section">{%= resources.interests %}</text:p>
          </table:table-cell>
          <table:table-cell office:value-type="string">
            <text:p text:style-name="Table_20_Contents">{% cv.interests.each do |interest| %}</text:p>
            <text:p text:style-name="Table_20_Contents">{% if interest.is_a?(OpenStruct) %}</text:p>
            <text:p text:style-name="Table_20_Contents">{%= interest.send(lang) %}</text:p>
            <text:p text:style-name="Table_20_Contents">{% else %}</text:p>
            <text:p text:style-name="Table_20_Contents">{%= interest %}</text:p>
            <text:p text:style-name="Table_20_Contents">{% end %}</text:p>
            <text:p text:style-name="Table_20_Contents">{% end %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Georgia1" svg:font-family="Georgia" style:font-adornments="Gras" style:font-family-generic="roman" style:font-pitch="variable"/>
    <style:font-face style:name="Georgia2" svg:font-family="Georgia" style:font-adornments="Gras Italique" style:font-family-generic="roman" style:font-pitch="variable"/>
    <style:font-face style:name="Georgia" svg:font-family="Georg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eorgi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199cm" fo:text-align="center" style:justify-single-word="false" style:page-number="auto"/>
      <style:text-properties fo:font-variant="small-caps" style:font-name="Georgia1" fo:font-size="200%" fo:letter-spacing="0.106cm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4cm" fo:text-align="center" style:justify-single-word="false"/>
      <style:text-properties fo:color="#999999" style:font-name="Georgia2" fo:font-size="15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.3cm" text:number-lines="false" text:line-number="0"/>
    </style:style>
    <style:style style:name="Titre_20_Section" style:display-name="Titre Section" style:family="paragraph" style:parent-style-name="Table_20_Contents" style:class="extra">
      <style:paragraph-properties fo:margin-left="0.199cm" fo:margin-right="0cm" fo:text-indent="0cm" style:auto-text-indent="false"/>
      <style:text-properties fo:color="#000000" fo:font-size="14pt" fo:font-weight="bold" style:font-size-asian="14pt" style:font-weight-asian="bold" style:font-size-complex="14pt" style:font-weight-complex="bold"/>
    </style:style>
    <style:style style:name="Table" style:family="paragraph" style:parent-style-name="Caption" style:class="extra">
      <style:paragraph-properties fo:margin-top="0.21cm" fo:margin-bottom="0cm"/>
    </style:style>
    <style:style style:name="Frame_20_contents" style:display-name="Frame contents" style:family="paragraph" style:parent-style-name="Text_20_body" style:class="extra"/>
    <style:style style:name="ExperienceLocation" style:family="paragraph" style:parent-style-name="Table_20_Contents" style:class="extra" style:master-page-name="">
      <style:paragraph-properties fo:margin-top="0cm" fo:margin-bottom="0cm" style:page-number="auto"/>
      <style:text-properties fo:font-size="14pt" fo:font-weight="bold"/>
    </style:style>
    <style:style style:name="ExperienceDate" style:family="paragraph" style:parent-style-name="ExperienceLocation" style:class="extra">
      <style:paragraph-properties fo:margin-top="0cm" fo:margin-bottom="0.199cm"/>
      <style:text-properties fo:font-size="11pt" fo:font-style="italic" fo:font-weight="normal"/>
    </style:style>
    <style:style style:name="ExperienceSummary" style:family="paragraph" style:parent-style-name="ExperienceDate" style:class="extra">
      <style:paragraph-properties fo:margin-top="0cm" fo:margin-bottom="0.199cm"/>
      <style:text-properties fo:font-size="12pt" fo:font-style="normal"/>
    </style:style>
    <style:style style:name="Skill" style:family="paragraph" style:parent-style-name="Table_20_Contents" style:class="extra">
      <style:text-properties fo:font-size="11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Blin</meta:initial-creator>
    <meta:creation-date>2010-03-02T16:35:48</meta:creation-date>
    <dc:date>2010-03-03T17:54:10</dc:date>
    <dc:creator>Julien Blin</dc:creator>
    <meta:editing-duration>PT01H56M56S</meta:editing-duration>
    <meta:editing-cycles>61</meta:editing-cycles>
    <meta:generator>OpenOffice.org/3.2$Unix OpenOffice.org_project/320m12$Build-9483</meta:generator>
    <meta:document-statistic meta:table-count="2" meta:image-count="0" meta:object-count="0" meta:page-count="2" meta:paragraph-count="35" meta:word-count="157" meta:character-count="1118"/>
  </office:meta>
</office:document-meta>
</file>